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8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text-underline-style="solid" style:text-underline-width="auto" style:text-underline-color="font-color" style:font-weight-asian="normal" style:font-weight-complex="normal"/>
    </style:style>
    <style:style style:name="T4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style:font-name="Arial" style:text-position="0% 100%" fo:font-size="11pt" style:text-line-through-type="none" fo:font-style="normal" style:text-outline="false" fo:text-shadow="none" fo:color="#000000" style:font-name-complex="Arial" style:font-size-asian="11pt" style:font-size-complex="11pt" style:font-style-asian="normal" style:font-style-complex="normal" fo:font-weight="bold" style:text-underline-style="none" style:text-underline-color="font-color" style:font-weight-asian="bold" style:font-weight-complex="bold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9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10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11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solid" style:text-underline-width="auto" style:text-underline-color="font-color"/>
    </style:style>
    <style:style style:name="T1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3" style:family="text">
      <style:text-properties style:font-name="Arial" style:text-position="0% 100%" fo:font-size="11pt" fo:font-weight="normal" style:text-underline-style="solid" style:text-underline-width="auto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style:font-name="Arial" style:text-position="0% 100%" fo:font-size="11pt" style:text-line-through-type="none" fo:font-style="normal" style:text-outline="false" fo:text-shadow="none" fo:color="#000000" style:font-name-complex="Arial" style:font-size-asian="11pt" style:font-size-complex="11pt" style:font-style-asian="normal" style:font-style-complex="normal" style:text-underline-style="none" style:text-underline-color="font-color" fo:font-weight="bold" style:font-weight-asian="bold" style:font-weight-complex="bold"/>
    </style:style>
    <style:style style:name="T15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6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7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8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  <style:style style:name="T19" style:family="text">
      <style:text-properties style:font-style-complex="normal" fo:text-shadow="none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20" style:family="text">
      <style:text-properties style:font-style-complex="normal" fo:text-shadow="none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style:font-name="Arial" fo:font-weight="bold" style:font-weight-asian="bold" style:font-weight-complex="bold"/>
    </style:style>
    <style:style style:name="T21" style:family="text">
      <style:text-properties style:font-style-complex="normal" fo:text-shadow="none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style:font-name="Arial" fo:font-weight="normal" style:font-weight-asian="normal" style:font-weight-complex="normal"/>
    </style:style>
    <style:style style:name="T22" style:family="text">
      <style:text-properties style:font-style-complex="normal" fo:text-shadow="none" style:font-style-asian="normal" style:font-size-complex="11pt" style:font-size-asian="11pt" style:font-name-complex="Arial" fo:color="#000000" style:text-position="0% 100%" style:text-outline="false" fo:font-style="normal" style:text-line-through-type="none" fo:font-size="11pt" style:font-name="Arial" fo:font-weight="normal" style:font-weight-asian="normal" style:font-weight-complex="normal" style:text-underline-style="solid" style:text-underline-width="auto" style:text-underline-color="font-color"/>
    </style:style>
    <style:style style:name="T23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4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25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26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string" calcext:value-type="string">
            <text:p>. 00000000</text:p>
          </table:table-cell>
          <table:table-cell table:style-name="ce1" office:value-type="string" calcext:value-type="string">
            <text:p>NOP</text:p>
          </table:table-cell>
          <table:table-cell table:number-columns-repeated="2"/>
          <table:table-cell table:style-name="ce1" office:value-type="string" calcext:value-type="string">
            <text:p>OO</text:p>
          </table:table-cell>
          <table:table-cell table:style-name="ce1" office:value-type="string" calcext:value-type="string">
            <text:p>. 00000000</text:p>
          </table:table-cell>
          <table:table-cell table:style-name="ce1" office:value-type="string" calcext:value-type="string">
            <text:p>NO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<text:span text:style-name="T1">. 00</text:span><text:span text:style-name="T2">000</text:span><text:span text:style-name="T3">100</text:span></text:p>
          </table:table-cell>
          <table:table-cell table:style-name="ce2" office:value-type="string" calcext:value-type="string">
            <text:p><text:span text:style-name="T13">INR</text:span><text:span text:style-name="T9"> </text:span><text:span text:style-name="T14">B</text:span></text:p>
          </table:table-cell>
          <table:table-cell table:number-columns-repeated="2"/>
          <table:table-cell table:style-name="ce1" office:value-type="string" calcext:value-type="string">
            <text:p>O4</text:p>
          </table:table-cell>
          <table:table-cell table:style-name="ce1" office:value-type="string" calcext:value-type="string">
            <text:p>. 00000100</text:p>
          </table:table-cell>
          <table:table-cell table:style-name="ce1" office:value-type="string" calcext:value-type="string">
            <text:p>INR 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5</text:p>
          </table:table-cell>
          <table:table-cell table:style-name="ce3" office:value-type="string" calcext:value-type="string">
            <text:p><text:span text:style-name="T1">. 00</text:span><text:span text:style-name="T2">000</text:span><text:span text:style-name="T3">101</text:span></text:p>
          </table:table-cell>
          <table:table-cell table:style-name="ce3" office:value-type="string" calcext:value-type="string">
            <text:p><text:span text:style-name="T13">DCR</text:span><text:span text:style-name="T9"> </text:span><text:span text:style-name="T14">B</text:span></text:p>
          </table:table-cell>
          <table:table-cell table:number-columns-repeated="2"/>
          <table:table-cell table:style-name="ce1" office:value-type="string" calcext:value-type="string">
            <text:p>O5</text:p>
          </table:table-cell>
          <table:table-cell table:style-name="ce1" office:value-type="string" calcext:value-type="string">
            <text:p>. 00000101</text:p>
          </table:table-cell>
          <table:table-cell table:style-name="ce1" office:value-type="string" calcext:value-type="string">
            <text:p>DCR B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O6</text:p>
          </table:table-cell>
          <table:table-cell table:style-name="ce4" office:value-type="string" calcext:value-type="string">
            <text:p><text:span text:style-name="T1">. 00</text:span><text:span text:style-name="T2">000</text:span><text:span text:style-name="T3">110</text:span></text:p>
          </table:table-cell>
          <table:table-cell table:style-name="ce4" office:value-type="string" calcext:value-type="string">
            <text:p><text:span text:style-name="T15">MVI</text:span><text:span text:style-name="T16"> </text:span><text:span text:style-name="T17">B</text:span><text:span text:style-name="T18">, mbyte</text:span></text:p>
          </table:table-cell>
          <table:table-cell table:number-columns-repeated="2"/>
          <table:table-cell table:style-name="ce1" office:value-type="string" calcext:value-type="string">
            <text:p>O6</text:p>
          </table:table-cell>
          <table:table-cell table:style-name="ce1" office:value-type="string" calcext:value-type="string">
            <text:p>. 00000110</text:p>
          </table:table-cell>
          <table:table-cell table:style-name="ce1" office:value-type="string" calcext:value-type="string">
            <text:p>MVI B, mby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<text:span text:style-name="T1">. 00</text:span><text:span text:style-name="T2">001</text:span><text:span text:style-name="T3">100</text:span></text:p>
          </table:table-cell>
          <table:table-cell table:style-name="ce2" office:value-type="string" calcext:value-type="string">
            <text:p><text:span text:style-name="T13">INR</text:span><text:span text:style-name="T9"> </text:span><text:span text:style-name="T14">C</text:span></text:p>
          </table:table-cell>
          <table:table-cell table:number-columns-repeated="2"/>
          <table:table-cell table:style-name="ce1" office:value-type="string" calcext:value-type="string">
            <text:p>OC</text:p>
          </table:table-cell>
          <table:table-cell table:style-name="ce1" office:value-type="string" calcext:value-type="string">
            <text:p>. 00001100</text:p>
          </table:table-cell>
          <table:table-cell table:style-name="ce1" office:value-type="string" calcext:value-type="string">
            <text:p>INR 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D</text:p>
          </table:table-cell>
          <table:table-cell table:style-name="ce3" office:value-type="string" calcext:value-type="string">
            <text:p><text:span text:style-name="T1">. 00</text:span><text:span text:style-name="T2">001</text:span><text:span text:style-name="T3">101</text:span></text:p>
          </table:table-cell>
          <table:table-cell table:style-name="ce3" office:value-type="string" calcext:value-type="string">
            <text:p><text:span text:style-name="T13">DCR</text:span><text:span text:style-name="T9"> </text:span><text:span text:style-name="T14">C</text:span></text:p>
          </table:table-cell>
          <table:table-cell table:number-columns-repeated="2"/>
          <table:table-cell table:style-name="ce1" office:value-type="string" calcext:value-type="string">
            <text:p>OD</text:p>
          </table:table-cell>
          <table:table-cell table:style-name="ce1" office:value-type="string" calcext:value-type="string">
            <text:p>. 00001101</text:p>
          </table:table-cell>
          <table:table-cell table:style-name="ce1" office:value-type="string" calcext:value-type="string">
            <text:p>DCR 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OE</text:p>
          </table:table-cell>
          <table:table-cell table:style-name="ce4" office:value-type="string" calcext:value-type="string">
            <text:p><text:span text:style-name="T1">. 00</text:span><text:span text:style-name="T2">001</text:span><text:span text:style-name="T3">110</text:span></text:p>
          </table:table-cell>
          <table:table-cell table:style-name="ce4" office:value-type="string" calcext:value-type="string">
            <text:p><text:span text:style-name="T15">MVI</text:span><text:span text:style-name="T16"> </text:span><text:span text:style-name="T17">C</text:span><text:span text:style-name="T18">, mbyte</text:span>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table:style-name="ce1" office:value-type="string" calcext:value-type="string">
            <text:p>. 00001110</text:p>
          </table:table-cell>
          <table:table-cell table:style-name="ce1" office:value-type="string" calcext:value-type="string">
            <text:p>MVI C, mbyte</text:p>
          </table:table-cell>
          <table:table-cell table:number-columns-repeated="1016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<text:span text:style-name="T4">. </text:span><text:span text:style-name="T5">00010</text:span><text:span text:style-name="T6">111</text:span></text:p>
          </table:table-cell>
          <table:table-cell table:style-name="ce5" office:value-type="string" calcext:value-type="string">
            <text:p><text:span text:style-name="T1">R</text:span><text:span text:style-name="T2">A</text:span><text:span text:style-name="T12">L</text:span>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. 00010111</text:p>
          </table:table-cell>
          <table:table-cell table:style-name="ce1" office:value-type="string" calcext:value-type="string">
            <text:p>RAL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<text:span text:style-name="T4">. </text:span><text:span text:style-name="T5">00011</text:span><text:span text:style-name="T6">111</text:span></text:p>
          </table:table-cell>
          <table:table-cell table:style-name="ce5" office:value-type="string" calcext:value-type="string">
            <text:p><text:span text:style-name="T1">R</text:span><text:span text:style-name="T2">A</text:span><text:span text:style-name="T12">R</text:span></text:p>
          </table:table-cell>
          <table:table-cell table:number-columns-repeated="2"/>
          <table:table-cell table:style-name="ce1" office:value-type="string" calcext:value-type="string">
            <text:p>1F</text:p>
          </table:table-cell>
          <table:table-cell table:style-name="ce1" office:value-type="string" calcext:value-type="string">
            <text:p>. 00011111</text:p>
          </table:table-cell>
          <table:table-cell table:style-name="ce1" office:value-type="string" calcext:value-type="string">
            <text:p>RA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F</text:p>
          </table:table-cell>
          <table:table-cell table:style-name="ce1" office:value-type="string" calcext:value-type="string">
            <text:p><text:span text:style-name="T7">. 00101</text:span><text:span text:style-name="T8">111</text:span></text:p>
          </table:table-cell>
          <table:table-cell table:style-name="ce1" office:value-type="string" calcext:value-type="string">
            <text:p>CMA</text:p>
          </table:table-cell>
          <table:table-cell table:number-columns-repeated="2"/>
          <table:table-cell table:style-name="ce1" office:value-type="string" calcext:value-type="string">
            <text:p>2F</text:p>
          </table:table-cell>
          <table:table-cell table:style-name="ce1" office:value-type="string" calcext:value-type="string">
            <text:p>. 00101111</text:p>
          </table:table-cell>
          <table:table-cell table:style-name="ce1" office:value-type="string" calcext:value-type="string">
            <text:p>CMA</text:p>
          </table:table-cell>
          <table:table-cell table:number-columns-repeated="1016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<text:span text:style-name="T4">. </text:span><text:span text:style-name="T5">00110</text:span><text:span text:style-name="T9">010</text:span></text:p>
          </table:table-cell>
          <table:table-cell table:style-name="ce14" office:value-type="string" calcext:value-type="string">
            <text:p>STA</text:p>
          </table:table-cell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. 00110010</text:p>
          </table:table-cell>
          <table:table-cell table:style-name="ce1" office:value-type="string" calcext:value-type="string">
            <text:p>STA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<text:span text:style-name="T4">. </text:span><text:span text:style-name="T5">00111</text:span><text:span text:style-name="T9">010</text:span></text:p>
          </table:table-cell>
          <table:table-cell table:style-name="ce14" office:value-type="string" calcext:value-type="string">
            <text:p>LDA</text:p>
          </table:table-cell>
          <table:table-cell table:number-columns-repeated="2"/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. 00111010</text:p>
          </table:table-cell>
          <table:table-cell table:style-name="ce1" office:value-type="string" calcext:value-type="string">
            <text:p>LD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C</text:p>
          </table:table-cell>
          <table:table-cell table:style-name="ce2" office:value-type="string" calcext:value-type="string">
            <text:p><text:span text:style-name="T1">. 00</text:span><text:span text:style-name="T2">111</text:span><text:span text:style-name="T3">100</text:span></text:p>
          </table:table-cell>
          <table:table-cell table:style-name="ce2" office:value-type="string" calcext:value-type="string">
            <text:p><text:span text:style-name="T13">INR</text:span><text:span text:style-name="T9"> </text:span><text:span text:style-name="T14">A</text:span></text:p>
          </table:table-cell>
          <table:table-cell table:number-columns-repeated="2"/>
          <table:table-cell table:style-name="ce1" office:value-type="string" calcext:value-type="string">
            <text:p>3C</text:p>
          </table:table-cell>
          <table:table-cell table:style-name="ce1" office:value-type="string" calcext:value-type="string">
            <text:p>. 00111100</text:p>
          </table:table-cell>
          <table:table-cell table:style-name="ce1" office:value-type="string" calcext:value-type="string">
            <text:p>INR 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<text:span text:style-name="T1">. 00</text:span><text:span text:style-name="T2">111</text:span><text:span text:style-name="T3">101</text:span></text:p>
          </table:table-cell>
          <table:table-cell table:style-name="ce3" office:value-type="string" calcext:value-type="string">
            <text:p><text:span text:style-name="T13">DCR</text:span><text:span text:style-name="T9"> </text:span><text:span text:style-name="T14">A</text:span></text:p>
          </table:table-cell>
          <table:table-cell table:number-columns-repeated="2"/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. 00111101</text:p>
          </table:table-cell>
          <table:table-cell table:style-name="ce1" office:value-type="string" calcext:value-type="string">
            <text:p>DCR 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<text:span text:style-name="T1">. 00</text:span><text:span text:style-name="T2">111</text:span><text:span text:style-name="T3">110</text:span></text:p>
          </table:table-cell>
          <table:table-cell table:style-name="ce4" office:value-type="string" calcext:value-type="string">
            <text:p><text:span text:style-name="T15">MVI</text:span><text:span text:style-name="T16"> </text:span><text:span text:style-name="T17">A</text:span><text:span text:style-name="T18">, mbyte</text:span></text:p>
          </table:table-cell>
          <table:table-cell table:number-columns-repeated="2"/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. 00111110</text:p>
          </table:table-cell>
          <table:table-cell table:style-name="ce1" office:value-type="string" calcext:value-type="string">
            <text:p>MVI A, mbyte</text:p>
          </table:table-cell>
          <table:table-cell table:number-columns-repeated="101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<text:span text:style-name="T1">. 01</text:span><text:span text:style-name="T2">000</text:span><text:span text:style-name="T3">001</text:span></text:p>
          </table:table-cell>
          <table:table-cell table:style-name="ce7" office:value-type="string" calcext:value-type="string">
            <text:p><text:span text:style-name="T19">MOV </text:span><text:span text:style-name="T20">B</text:span><text:span text:style-name="T21">, </text:span><text:span text:style-name="T22">C</text:span></text:p>
          </table:table-cell>
          <table:table-cell table:number-columns-repeated="2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. 01000001</text:p>
          </table:table-cell>
          <table:table-cell table:style-name="ce1" office:value-type="string" calcext:value-type="string">
            <text:p>MOV B, C</text:p>
          </table:table-cell>
          <table:table-cell table:number-columns-repeated="1016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<text:span text:style-name="T1">. 01</text:span><text:span text:style-name="T2">000</text:span><text:span text:style-name="T3">111</text:span></text:p>
          </table:table-cell>
          <table:table-cell table:style-name="ce7" office:value-type="string" calcext:value-type="string">
            <text:p><text:span text:style-name="T19">MOV </text:span><text:span text:style-name="T20">B</text:span><text:span text:style-name="T21">, </text:span><text:span text:style-name="T22">A</text:span></text:p>
          </table:table-cell>
          <table:table-cell table:number-columns-repeated="2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. 01000111</text:p>
          </table:table-cell>
          <table:table-cell table:style-name="ce1" office:value-type="string" calcext:value-type="string">
            <text:p>MOV B, A</text:p>
          </table:table-cell>
          <table:table-cell table:number-columns-repeated="101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<text:span text:style-name="T1">. 01</text:span><text:span text:style-name="T2">001</text:span><text:span text:style-name="T3">000</text:span></text:p>
          </table:table-cell>
          <table:table-cell table:style-name="ce7" office:value-type="string" calcext:value-type="string">
            <text:p><text:span text:style-name="T19">MOV </text:span><text:span text:style-name="T20">C</text:span><text:span text:style-name="T21">, </text:span><text:span text:style-name="T22">B</text:span></text:p>
          </table:table-cell>
          <table:table-cell table:number-columns-repeated="2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. 01001000</text:p>
          </table:table-cell>
          <table:table-cell table:style-name="ce1" office:value-type="string" calcext:value-type="string">
            <text:p>MOV C, 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4F</text:p>
          </table:table-cell>
          <table:table-cell table:style-name="ce7" office:value-type="string" calcext:value-type="string">
            <text:p><text:span text:style-name="T1">. 01</text:span><text:span text:style-name="T2">001</text:span><text:span text:style-name="T3">111</text:span></text:p>
          </table:table-cell>
          <table:table-cell table:style-name="ce7" office:value-type="string" calcext:value-type="string">
            <text:p><text:span text:style-name="T19">MOV </text:span><text:span text:style-name="T20">C</text:span><text:span text:style-name="T21">, </text:span><text:span text:style-name="T22">A</text:span></text:p>
          </table:table-cell>
          <table:table-cell table:number-columns-repeated="2"/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. 01001111</text:p>
          </table:table-cell>
          <table:table-cell table:style-name="ce1" office:value-type="string" calcext:value-type="string">
            <text:p>MOV C, A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. 01110110</text:p>
          </table:table-cell>
          <table:table-cell table:style-name="ce1" office:value-type="string" calcext:value-type="string">
            <text:p>HLT</text:p>
          </table:table-cell>
          <table:table-cell table:number-columns-repeated="2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. 01110110</text:p>
          </table:table-cell>
          <table:table-cell table:style-name="ce1" office:value-type="string" calcext:value-type="string">
            <text:p>HLT</text:p>
          </table:table-cell>
          <table:table-cell table:number-columns-repeated="1016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<text:span text:style-name="T1">. 01</text:span><text:span text:style-name="T2">111</text:span><text:span text:style-name="T3">000</text:span></text:p>
          </table:table-cell>
          <table:table-cell table:style-name="ce7" office:value-type="string" calcext:value-type="string">
            <text:p><text:span text:style-name="T19">MOV </text:span><text:span text:style-name="T20">A</text:span><text:span text:style-name="T21">, </text:span><text:span text:style-name="T22">B</text:span>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. 01111000</text:p>
          </table:table-cell>
          <table:table-cell table:style-name="ce1" office:value-type="string" calcext:value-type="string">
            <text:p>MOV A, B</text:p>
          </table:table-cell>
          <table:table-cell table:number-columns-repeated="1016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<text:span text:style-name="T1">. 01</text:span><text:span text:style-name="T2">111</text:span><text:span text:style-name="T3">001</text:span></text:p>
          </table:table-cell>
          <table:table-cell table:style-name="ce7" office:value-type="string" calcext:value-type="string">
            <text:p><text:span text:style-name="T19">MOV </text:span><text:span text:style-name="T20">A</text:span><text:span text:style-name="T21">, </text:span><text:span text:style-name="T22">C</text:span></text:p>
          </table:table-cell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. 01111001</text:p>
          </table:table-cell>
          <table:table-cell table:style-name="ce1" office:value-type="string" calcext:value-type="string">
            <text:p>MOV A, C</text:p>
          </table:table-cell>
          <table:table-cell table:number-columns-repeated="1016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<text:span text:style-name="T4">. 100</text:span><text:span text:style-name="T5">00</text:span><text:span text:style-name="T6">000</text:span></text:p>
          </table:table-cell>
          <table:table-cell table:style-name="ce8" office:value-type="string" calcext:value-type="string">
            <text:p><text:span text:style-name="T13">ADD</text:span><text:span text:style-name="T9"> </text:span><text:span text:style-name="T14">B</text:span></text:p>
          </table:table-cell>
          <table:table-cell table:number-columns-repeated="2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. 10000000</text:p>
          </table:table-cell>
          <table:table-cell table:style-name="ce1" office:value-type="string" calcext:value-type="string">
            <text:p>ADD B</text:p>
          </table:table-cell>
          <table:table-cell table:number-columns-repeated="1016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<text:span text:style-name="T4">. 100</text:span><text:span text:style-name="T5">00</text:span><text:span text:style-name="T6">001</text:span></text:p>
          </table:table-cell>
          <table:table-cell table:style-name="ce8" office:value-type="string" calcext:value-type="string">
            <text:p><text:span text:style-name="T13">ADD</text:span><text:span text:style-name="T9"> </text:span><text:span text:style-name="T14">C</text:span></text:p>
          </table:table-cell>
          <table:table-cell table:number-columns-repeated="2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. 10000001</text:p>
          </table:table-cell>
          <table:table-cell table:style-name="ce1" office:value-type="string" calcext:value-type="string">
            <text:p>ADD C</text:p>
          </table:table-cell>
          <table:table-cell table:number-columns-repeated="1016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<text:span text:style-name="T4">. 100</text:span><text:span text:style-name="T5">10</text:span><text:span text:style-name="T6">000</text:span></text:p>
          </table:table-cell>
          <table:table-cell table:style-name="ce9" office:value-type="string" calcext:value-type="string">
            <text:p><text:span text:style-name="T13">SUB</text:span><text:span text:style-name="T9"> </text:span><text:span text:style-name="T14">B</text:span></text:p>
          </table:table-cell>
          <table:table-cell table:number-columns-repeated="2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. 10010000</text:p>
          </table:table-cell>
          <table:table-cell table:style-name="ce1" office:value-type="string" calcext:value-type="string">
            <text:p>SUB B</text:p>
          </table:table-cell>
          <table:table-cell table:number-columns-repeated="1016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<text:span text:style-name="T4">. 100</text:span><text:span text:style-name="T5">10</text:span><text:span text:style-name="T6">001</text:span></text:p>
          </table:table-cell>
          <table:table-cell table:style-name="ce9" office:value-type="string" calcext:value-type="string">
            <text:p><text:span text:style-name="T13">SUB</text:span><text:span text:style-name="T9"> </text:span><text:span text:style-name="T14">C</text:span></text:p>
          </table:table-cell>
          <table:table-cell table:number-columns-repeated="2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. 10010001</text:p>
          </table:table-cell>
          <table:table-cell table:style-name="ce1" office:value-type="string" calcext:value-type="string">
            <text:p>SUB C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0</text:p>
          </table:table-cell>
          <table:table-cell table:style-name="ce10" office:value-type="string" calcext:value-type="string">
            <text:p><text:span text:style-name="T4">. 101</text:span><text:span text:style-name="T5">00</text:span><text:span text:style-name="T6">000</text:span></text:p>
          </table:table-cell>
          <table:table-cell table:style-name="ce10" office:value-type="string" calcext:value-type="string">
            <text:p><text:span text:style-name="T13">ANA</text:span><text:span text:style-name="T9"> </text:span><text:span text:style-name="T14">B</text:span>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. 10100000</text:p>
          </table:table-cell>
          <table:table-cell table:style-name="ce1" office:value-type="string" calcext:value-type="string">
            <text:p>ANA B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<text:span text:style-name="T4">. 101</text:span><text:span text:style-name="T5">00</text:span><text:span text:style-name="T6">001</text:span></text:p>
          </table:table-cell>
          <table:table-cell table:style-name="ce10" office:value-type="string" calcext:value-type="string">
            <text:p><text:span text:style-name="T13">ANA</text:span><text:span text:style-name="T9"> </text:span><text:span text:style-name="T14">C</text:span>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. 10100001</text:p>
          </table:table-cell>
          <table:table-cell table:style-name="ce1" office:value-type="string" calcext:value-type="string">
            <text:p>ANA C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<text:span text:style-name="T4">. 101</text:span><text:span text:style-name="T5">01</text:span><text:span text:style-name="T6">000</text:span></text:p>
          </table:table-cell>
          <table:table-cell table:style-name="ce10" office:value-type="string" calcext:value-type="string">
            <text:p><text:span text:style-name="T13">XRA</text:span><text:span text:style-name="T9"> </text:span><text:span text:style-name="T14">B</text:span>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. 10101000</text:p>
          </table:table-cell>
          <table:table-cell table:style-name="ce1" office:value-type="string" calcext:value-type="string">
            <text:p>XRA B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9</text:p>
          </table:table-cell>
          <table:table-cell table:style-name="ce10" office:value-type="string" calcext:value-type="string">
            <text:p><text:span text:style-name="T4">. 101</text:span><text:span text:style-name="T5">01</text:span><text:span text:style-name="T6">001</text:span></text:p>
          </table:table-cell>
          <table:table-cell table:style-name="ce10" office:value-type="string" calcext:value-type="string">
            <text:p><text:span text:style-name="T13">XRA</text:span><text:span text:style-name="T9"> </text:span><text:span text:style-name="T14">C</text:span>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. 10101001</text:p>
          </table:table-cell>
          <table:table-cell table:style-name="ce1" office:value-type="string" calcext:value-type="string">
            <text:p>XRA C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<text:span text:style-name="T4">. 101</text:span><text:span text:style-name="T5">10</text:span><text:span text:style-name="T6">000</text:span></text:p>
          </table:table-cell>
          <table:table-cell table:style-name="ce10" office:value-type="string" calcext:value-type="string">
            <text:p><text:span text:style-name="T13">ORA</text:span><text:span text:style-name="T9"> </text:span><text:span text:style-name="T14">B</text:span></text:p>
          </table:table-cell>
          <table:table-cell table:number-columns-repeated="2"/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. 10110000</text:p>
          </table:table-cell>
          <table:table-cell table:style-name="ce1" office:value-type="string" calcext:value-type="string">
            <text:p>ORA B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<text:span text:style-name="T4">. 101</text:span><text:span text:style-name="T5">10</text:span><text:span text:style-name="T6">001</text:span></text:p>
          </table:table-cell>
          <table:table-cell table:style-name="ce10" office:value-type="string" calcext:value-type="string">
            <text:p><text:span text:style-name="T13">ORA</text:span><text:span text:style-name="T9"> </text:span><text:span text:style-name="T14">C</text:span></text:p>
          </table:table-cell>
          <table:table-cell table:number-columns-repeated="2"/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. 10110001</text:p>
          </table:table-cell>
          <table:table-cell table:style-name="ce1" office:value-type="string" calcext:value-type="string">
            <text:p>ORA C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<text:span text:style-name="T10">. 1100</text:span><text:span text:style-name="T11">0010</text:span></text:p>
          </table:table-cell>
          <table:table-cell table:style-name="ce15" office:value-type="string" calcext:value-type="string">
            <text:p>JNZ</text:p>
          </table:table-cell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. 11000010</text:p>
          </table:table-cell>
          <table:table-cell table:style-name="ce1" office:value-type="string" calcext:value-type="string">
            <text:p>JNZ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<text:span text:style-name="T10">. 1100</text:span><text:span text:style-name="T11">0011</text:span></text:p>
          </table:table-cell>
          <table:table-cell table:style-name="ce15" office:value-type="string" calcext:value-type="string">
            <text:p>JMP</text:p>
          </table:table-cell>
          <table:table-cell table:number-columns-repeated="2"/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. 11000011</text:p>
          </table:table-cell>
          <table:table-cell table:style-name="ce1" office:value-type="string" calcext:value-type="string">
            <text:p>JMP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C9</text:p>
          </table:table-cell>
          <table:table-cell table:style-name="ce11" office:value-type="string" calcext:value-type="string">
            <text:p><text:span text:style-name="T10">. 1100</text:span><text:span text:style-name="T11">1001</text:span></text:p>
          </table:table-cell>
          <table:table-cell table:style-name="ce15" office:value-type="string" calcext:value-type="string">
            <text:p>RET</text:p>
          </table:table-cell>
          <table:table-cell table:number-columns-repeated="2"/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. 11001001</text:p>
          </table:table-cell>
          <table:table-cell table:style-name="ce1" office:value-type="string" calcext:value-type="string">
            <text:p>RET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CA</text:p>
          </table:table-cell>
          <table:table-cell table:style-name="ce11" office:value-type="string" calcext:value-type="string">
            <text:p><text:span text:style-name="T10">. 1100</text:span><text:span text:style-name="T11">1010</text:span></text:p>
          </table:table-cell>
          <table:table-cell table:style-name="ce15" office:value-type="string" calcext:value-type="string">
            <text:p>JZ</text:p>
          </table:table-cell>
          <table:table-cell table:number-columns-repeated="2"/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. 11001010</text:p>
          </table:table-cell>
          <table:table-cell table:style-name="ce1" office:value-type="string" calcext:value-type="string">
            <text:p>JZ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<text:span text:style-name="T10">. 1100</text:span><text:span text:style-name="T11">1101</text:span></text:p>
          </table:table-cell>
          <table:table-cell table:style-name="ce15" office:value-type="string" calcext:value-type="string">
            <text:p>CALL</text:p>
          </table:table-cell>
          <table:table-cell table:number-columns-repeated="2"/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. 11001101</text:p>
          </table:table-cell>
          <table:table-cell table:style-name="ce1" office:value-type="string" calcext:value-type="string">
            <text:p>CALL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<text:span text:style-name="T1">. 110</text:span><text:span text:style-name="T2">10</text:span><text:span text:style-name="T12">011</text:span></text:p>
          </table:table-cell>
          <table:table-cell table:style-name="ce12" office:value-type="string" calcext:value-type="string">
            <text:p><text:span text:style-name="T23">OUT</text:span><text:span text:style-name="T24"> mbyte</text:span></text:p>
          </table:table-cell>
          <table:table-cell table:number-columns-repeated="2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. 11010011</text:p>
          </table:table-cell>
          <table:table-cell table:style-name="ce1" office:value-type="string" calcext:value-type="string">
            <text:p>OUT mbyte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DB</text:p>
          </table:table-cell>
          <table:table-cell table:style-name="ce12" office:value-type="string" calcext:value-type="string">
            <text:p><text:span text:style-name="T1">. 110</text:span><text:span text:style-name="T2">11</text:span><text:span text:style-name="T12">011</text:span></text:p>
          </table:table-cell>
          <table:table-cell table:style-name="ce12" office:value-type="string" calcext:value-type="string">
            <text:p><text:span text:style-name="T23">IN</text:span><text:span text:style-name="T24"> mbyte</text:span></text:p>
          </table:table-cell>
          <table:table-cell table:number-columns-repeated="2"/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. 11011011</text:p>
          </table:table-cell>
          <table:table-cell table:style-name="ce1" office:value-type="string" calcext:value-type="string">
            <text:p>IN mbyte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6</text:p>
          </table:table-cell>
          <table:table-cell table:style-name="ce13" office:value-type="string" calcext:value-type="string">
            <text:p><text:span text:style-name="T4">. 111</text:span><text:span text:style-name="T5">00</text:span><text:span text:style-name="T9">110</text:span></text:p>
          </table:table-cell>
          <table:table-cell table:style-name="ce13" office:value-type="string" calcext:value-type="string">
            <text:p><text:span text:style-name="T25">ANI</text:span><text:span text:style-name="T26"> mbyte</text:span></text:p>
          </table:table-cell>
          <table:table-cell table:number-columns-repeated="2"/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. 11100110</text:p>
          </table:table-cell>
          <table:table-cell table:style-name="ce1" office:value-type="string" calcext:value-type="string">
            <text:p>ANI mbyte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E</text:p>
          </table:table-cell>
          <table:table-cell table:style-name="ce13" office:value-type="string" calcext:value-type="string">
            <text:p><text:span text:style-name="T4">. 111</text:span><text:span text:style-name="T5">01</text:span><text:span text:style-name="T9">110</text:span></text:p>
          </table:table-cell>
          <table:table-cell table:style-name="ce13" office:value-type="string" calcext:value-type="string">
            <text:p><text:span text:style-name="T25">XRI</text:span><text:span text:style-name="T26"> mbyte</text:span></text:p>
          </table:table-cell>
          <table:table-cell table:number-columns-repeated="2"/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. 11101110</text:p>
          </table:table-cell>
          <table:table-cell table:style-name="ce1" office:value-type="string" calcext:value-type="string">
            <text:p>XRI mbyte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<text:span text:style-name="T4">. 111</text:span><text:span text:style-name="T5">10</text:span><text:span text:style-name="T9">110</text:span></text:p>
          </table:table-cell>
          <table:table-cell table:style-name="ce13" office:value-type="string" calcext:value-type="string">
            <text:p><text:span text:style-name="T25">ORI</text:span><text:span text:style-name="T26"> mbyte</text:span></text:p>
          </table:table-cell>
          <table:table-cell table:number-columns-repeated="2"/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. 11110110</text:p>
          </table:table-cell>
          <table:table-cell table:style-name="ce1" office:value-type="string" calcext:value-type="string">
            <text:p>ORI mbyt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FA</text:p>
          </table:table-cell>
          <table:table-cell table:style-name="ce11" office:value-type="string" calcext:value-type="string">
            <text:p>. 11111010</text:p>
          </table:table-cell>
          <table:table-cell table:style-name="ce11" office:value-type="string" calcext:value-type="string">
            <text:p>JM</text:p>
          </table:table-cell>
          <table:table-cell table:number-columns-repeated="2"/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. 11111010</text:p>
          </table:table-cell>
          <table:table-cell table:style-name="ce1" office:value-type="string" calcext:value-type="string">
            <text:p>JM</text:p>
          </table:table-cell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8" meta:object-count="0"/>
    <meta:generator>LibreOfficeDev/6.0.5.2$Linux_X86_64 LibreOffice_project/</meta:generator>
  </office:meta>
</office:document-meta>
</file>